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91cm" svg:height="5.459cm" svg:x="3.627cm" svg:y="1.609cm">
          <draw:text-box>
            <text:p text:style-name="P1"><text:span text:style-name="T1">Love global.</text:span></text:p>
            <text:p text:style-name="P1"><text:span text:style-name="T1">Stay local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28:05</dc:date>
    <dc:creator>Sam Christy</dc:creator>
    <meta:editing-duration>PT9M17S</meta:editing-duration>
    <meta:editing-cycles>6</meta:editing-cycles>
    <meta:generator>LibreOffice/3.6$Linux_x86 LibreOffice_project/360m1$Build-2</meta:generator>
    <meta:document-statistic meta:object-count="6"/>
  </office:meta>
</office:document-meta>
</file>